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8-04-18">Apr 18, 2018</text:date></text:span><text:span text:style-name="T1"> 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</text:span><text:span text:style-name="T2">module w/ 4 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</text:span><text:span text:style-name="T2">u</text:span><text:span text:style-name="T2">n</text:span><text:span text:style-name="T2">i</text:span><text:span text:style-name="T2">p</text:span><text:span text:style-name="T2">e</text:span><text:span text:style-name="T2">r </text:span><text:span text:style-name="T2">S</text:span><text:span text:style-name="T2">t</text:span><text:span text:style-name="T2">a</text:span><text:span text:style-name="T2">c</text:span><text:span text:style-name="T2">k</text:span><text:span text:style-name="T2">i</text:span><text:span text:style-name="T2">n</text:span><text:span text:style-name="T2">g</text:span></text:p>
            <text:p text:style-name="P4"><text:span text:style-name="T2">C</text:span><text:span text:style-name="T2">a</text:span><text:span text:style-name="T2">b</text:span><text:span text:style-name="T2">l</text:span><text:span text:style-name="T2">e</text:span><text:span text:style-name="T2">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936cm" svg:y="8.066cm">
          <draw:text-box>
            <text:p text:style-name="P4"><text:span text:style-name="T3">E</text:span><text:span text:style-name="T3">4</text:span><text:span text:style-name="T3">/</text:span><text:span text:style-name="T3">4</text:span><text:span text:style-name="T3">8</text:span></text:p>
            <text:p text:style-name="P4"><text:span text:style-name="T3">E</text:span><text:span text:style-name="T3">5</text:span><text:span text:style-name="T3">/</text:span><text:span text:style-name="T3">4</text:span><text:span text:style-name="T3">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6" draw:layer="layout" svg:width="1.247cm" svg:height="0.607cm" svg:x="15.843cm" svg:y="12.185cm">
          <draw:text-box>
            <text:p text:style-name="P4"><text:span text:style-name="T3">Po11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</text:span><text:span text:style-name="T2">-</text:span><text:span text:style-name="T2">sw0.</text:span><text:span text:style-name="T2">mic</text:span><text:span text:style-name="T2">emn</text:span><text:span text:style-name="T2">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</text:span><text:span text:style-name="T2">sw2.</text:span><text:span text:style-name="T2">mice</text:span><text:span text:style-name="T2">mn.n</text:span><text:span text:style-name="T2">et</text:span></text:p>
          </draw:text-box>
        </draw:frame>
        <draw:connector draw:style-name="gr6" draw:text-style-name="P1" draw:layer="layout" draw:type="line" svg:x1="14.591cm" svg:y1="9.362cm" svg:x2="16.03cm" svg:y2="1.915cm" draw:start-shape="id11" draw:start-glue-point="4" draw:end-shape="id12" draw:end-glue-point="8" svg:d="M14591 9362l1439-7447" svg:viewBox="0 0 1440 7448">
          <text:p/>
        </draw:connector>
        <draw:custom-shape draw:style-name="gr11" draw:text-style-name="P4" xml:id="id12" draw:id="id12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5.913cm" svg:height="1.295cm" svg:x="14.075cm" svg:y="15.367cm">
          <text:p text:style-name="P4"><text:span text:style-name="T2">Jun</text:span><text:span text:style-name="T2">iper </text:span><text:span text:style-name="T2">EX</text:span><text:span text:style-name="T2">420</text:span><text:span text:style-name="T2">0</text:span></text:p>
          <text:p text:style-name="P4"><text:span text:style-name="T2">24 </text:span><text:span text:style-name="T2">1G </text:span><text:span text:style-name="T2">cop</text:span><text:span text:style-name="T2">per </text:span><text:span text:style-name="T2">port</text:span><text:span text:style-name="T2">s</text:span></text:p>
          <text:p text:style-name="P4"><text:span text:style-name="T2">+ </text:span><text:span text:style-name="T2">exp</text:span><text:span text:style-name="T2">ans</text:span><text:span text:style-name="T2">ion </text:span><text:span text:style-name="T2">mo</text:span><text:span text:style-name="T2">dul</text:span><text:span text:style-name="T2">e </text:span><text:span text:style-name="T2">w/ </text:span><text:span text:style-name="T2">2 </text:span><text:span text:style-name="T2">SF</text:span><text:span text:style-name="T2">P+ </text:span><text:span text:style-name="T2">port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5.0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247cm" svg:height="0.607cm" svg:x="12.4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4.7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20.23cm" svg:y1="1.915cm" svg:x2="16.591cm" svg:y2="9.362cm" draw:start-shape="id13" draw:start-glue-point="8" draw:end-shape="id14" draw:end-glue-point="4" svg:d="M20230 1915l-3639 7447" svg:viewBox="0 0 3640 7448">
          <text:p/>
        </draw:connector>
        <draw:frame draw:style-name="gr14" draw:text-style-name="P6" draw:layer="layout" svg:width="1.836cm" svg:height="0.607cm" svg:x="13.499cm" svg:y="8.37cm">
          <draw:text-box>
            <text:p text:style-name="P4"><text:span text:style-name="T3">E3/</text:span><text:span text:style-name="T3">6/1</text:span></text:p>
          </draw:text-box>
        </draw:frame>
        <draw:custom-shape draw:style-name="gr25" draw:text-style-name="P5" draw:layer="layout" svg:width="4.064cm" svg:height="1.295cm" svg:x="5.5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1.397cm" svg:y="1.305cm">
          <text:p text:style-name="P4"><text:span text:style-name="T2">Ma</text:span><text:span text:style-name="T2">nk</text:span><text:span text:style-name="T2">ato </text:span><text:span text:style-name="T2">Ne</text:span><text:span text:style-name="T2">tw</text:span><text:span text:style-name="T2">ork</text:span><text:span text:style-name="T2">s</text:span></text:p>
          <text:p text:style-name="P4"><text:span text:style-name="T2">Re</text:span><text:span text:style-name="T2">mo</text:span><text:span text:style-name="T2">te </text:span><text:span text:style-name="T2">Sw</text:span><text:span text:style-name="T2">itc</text:span><text:span text:style-name="T2">h</text:span></text:p>
          <text:p text:style-name="P4"><text:span text:style-name="T2">Ju</text:span><text:span text:style-name="T2">nip</text:span><text:span text:style-name="T2">er </text:span><text:span text:style-name="T2">EX</text:span><text:span text:style-name="T2">33</text:span><text:span text:style-name="T2">00-</text:span><text:span text:style-name="T2">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3.997cm" svg:y="1.305cm">
          <text:p text:style-name="P4"><text:span text:style-name="T2">M</text:span><text:span text:style-name="T2">N </text:span><text:span text:style-name="T2">VoI</text:span><text:span text:style-name="T2">P</text:span></text:p>
          <text:p text:style-name="P4"><text:span text:style-name="T2">Re</text:span><text:span text:style-name="T2">mo</text:span><text:span text:style-name="T2">te </text:span><text:span text:style-name="T2">Sw</text:span><text:span text:style-name="T2">itc</text:span><text:span text:style-name="T2">h</text:span></text:p>
          <text:p text:style-name="P4"><text:span text:style-name="T2">Ari</text:span><text:span text:style-name="T2">sta </text:span><text:span text:style-name="T2">70</text:span><text:span text:style-name="T2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8.1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5.293cm" svg:y="5.188cm">
          <draw:text-box>
            <text:p text:style-name="P4"><text:span text:style-name="T3">Po1</text:span></text:p>
          </draw:text-box>
        </draw:frame>
        <draw:frame draw:style-name="gr14" draw:text-style-name="P6" draw:layer="layout" svg:width="1.836cm" svg:height="0.607cm" svg:x="14.689cm" svg:y="2.552cm">
          <draw:text-box>
            <text:p text:style-name="P4"><text:span text:style-name="T3">E49/1</text:span></text:p>
          </draw:text-box>
        </draw:frame>
        <draw:frame draw:style-name="gr14" draw:text-style-name="P6" draw:layer="layout" svg:width="1.836cm" svg:height="0.607cm" svg:x="11.299cm" svg:y="8.371cm">
          <draw:text-box>
            <text:p text:style-name="P4"><text:span text:style-name="T3">E3/7/1</text:span></text:p>
          </draw:text-box>
        </draw:frame>
        <draw:frame draw:style-name="gr14" draw:text-style-name="P6" draw:layer="layout" svg:width="1.836cm" svg:height="0.607cm" svg:x="15.599cm" svg:y="8.371cm">
          <draw:text-box>
            <text:p text:style-name="P4"><text:span text:style-name="T3">E3/4/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8-04-18T21:31:15.716631769</dc:date>
    <meta:editing-duration>PT4H24M7S</meta:editing-duration>
    <meta:editing-cycles>127</meta:editing-cycles>
    <meta:generator>LibreOffice/5.1.6.2$Linux_X86_64 LibreOffice_project/10m0$Build-2</meta:generator>
    <meta:document-statistic meta:object-count="60"/>
  </office:meta>
</office:document-meta>
</file>